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600000134C0041CFE.png"/>
  <manifest:file-entry manifest:media-type="image/png" manifest:full-path="Pictures/10000000000000AE0000012ABE39B1CD.png"/>
  <manifest:file-entry manifest:media-type="image/png" manifest:full-path="Pictures/10000000000000AF0000015587AFE8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4.629cm" svg:height="9.021cm" svg:x="0.03cm" svg:y="0cm">
            <draw:image xlink:href="Pictures/10000000000000AF0000015587AFE83F.png" xlink:type="simple" xlink:show="embed" xlink:actuate="onLoad">
              <text:p/>
            </draw:image>
          </draw:frame>
          <draw:frame draw:style-name="gr1" draw:text-style-name="P1" draw:layer="layout" svg:width="4.603cm" svg:height="7.884cm" svg:x="5.982cm" svg:y="1.137cm">
            <draw:image xlink:href="Pictures/10000000000000AE0000012ABE39B1CD.png" xlink:type="simple" xlink:show="embed" xlink:actuate="onLoad">
              <text:p/>
            </draw:image>
          </draw:frame>
          <draw:frame draw:style-name="gr1" draw:text-style-name="P1" draw:layer="layout" svg:width="5.238cm" svg:height="8.148cm" svg:x="11.933cm" svg:y="0.873cm">
            <draw:image xlink:href="Pictures/10000000000000C600000134C0041CFE.png" xlink:type="simple" xlink:show="embed" xlink:actuate="onLoad">
              <text:p/>
            </draw:image>
          </draw:frame>
          <draw:line draw:style-name="gr2" draw:text-style-name="P1" draw:layer="layout" svg:x1="4.321cm" svg:y1="4.383cm" svg:x2="6.431cm" svg:y2="4.383cm">
            <text:p/>
          </draw:line>
          <draw:line draw:style-name="gr2" draw:text-style-name="P1" draw:layer="layout" svg:x1="10.18cm" svg:y1="4.383cm" svg:x2="12.29cm" svg:y2="4.38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14cm" fo:page-height="9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02T14:31:54.32</meta:creation-date>
    <dc:date>2011-09-02T14:36:08.40</dc:date>
    <meta:editing-duration>PT00H04M17S</meta:editing-duration>
    <meta:editing-cycles>1</meta:editing-cycles>
    <meta:document-statistic meta:object-count="6"/>
    <meta:generator>OpenOffice.org/3.2$Win32 OpenOffice.org_project/320m18$Build-9502</meta:generator>
  </office:meta>
</office:document-meta>
</file>